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, 'Trebuchet MS', 'Lucida Grande', 'Lucida Sans Unicode', Verdana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1a9b5" officeooo:paragraph-rsid="0011a9b5"/>
    </style:style>
    <style:style style:name="P2" style:family="paragraph" style:parent-style-name="Standard">
      <style:text-properties officeooo:rsid="0011bb17" officeooo:paragraph-rsid="0011bb17"/>
    </style:style>
    <style:style style:name="P3" style:family="paragraph" style:parent-style-name="Standard">
      <style:paragraph-properties fo:text-align="justify" style:justify-single-word="false"/>
      <style:text-properties officeooo:rsid="0011bb17" officeooo:paragraph-rsid="0011bb17"/>
    </style:style>
    <style:style style:name="P4" style:family="paragraph" style:parent-style-name="Standard">
      <style:text-properties fo:font-variant="normal" fo:text-transform="none" fo:color="#222222" style:font-name="Arial" fo:font-size="12pt" fo:letter-spacing="normal" fo:language="pt" fo:country="PT" fo:font-style="normal" fo:font-weight="normal" officeooo:rsid="0011a9b5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222222" style:font-name="Arial" fo:font-size="12pt" fo:letter-spacing="normal" fo:language="pt" fo:country="PT" fo:font-style="normal" fo:font-weight="normal" officeooo:rsid="0011a9b5" officeooo:paragraph-rsid="0011bb17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222222" style:font-name="Arial" fo:font-size="12pt" fo:letter-spacing="normal" fo:language="pt" fo:country="PT" fo:font-style="normal" fo:font-weight="normal" officeooo:rsid="0011a9b5" officeooo:paragraph-rsid="0036d913"/>
    </style:style>
    <style:style style:name="P7" style:family="paragraph" style:parent-style-name="Standard">
      <style:text-properties fo:font-variant="normal" fo:text-transform="none" fo:color="#222222" style:font-name="Arial" fo:font-size="12pt" fo:letter-spacing="normal" fo:language="pt" fo:country="PT" fo:font-style="normal" fo:font-weight="normal" officeooo:rsid="0011a9b5" officeooo:paragraph-rsid="002a1035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222222" style:font-name="Arial" fo:font-size="12pt" fo:letter-spacing="normal" fo:language="pt" fo:country="PT" fo:font-style="normal" fo:font-weight="normal" officeooo:rsid="0011bb17" officeooo:paragraph-rsid="001a1f05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222222" style:font-name="Arial" fo:font-size="12pt" fo:letter-spacing="normal" fo:language="pt" fo:country="PT" fo:font-style="normal" fo:font-weight="normal" officeooo:rsid="00176eb3" officeooo:paragraph-rsid="00176eb3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222222" style:font-name="Arial" fo:font-size="12pt" fo:letter-spacing="normal" fo:language="pt" fo:country="PT" fo:font-style="normal" fo:font-weight="normal" officeooo:rsid="00176eb3" officeooo:paragraph-rsid="001a1f05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222222" style:font-name="Arial" fo:font-size="12pt" fo:letter-spacing="normal" fo:language="pt" fo:country="PT" fo:font-style="normal" fo:font-weight="normal" officeooo:rsid="00160d36" officeooo:paragraph-rsid="00176eb3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222222" style:font-name="Arial" fo:font-size="12pt" fo:letter-spacing="normal" fo:language="pt" fo:country="PT" fo:font-style="normal" fo:font-weight="normal" officeooo:rsid="001966ec" officeooo:paragraph-rsid="001966ec"/>
    </style:style>
    <style:style style:name="P13" style:family="paragraph" style:parent-style-name="Standard">
      <style:text-properties fo:font-variant="normal" fo:text-transform="none" fo:color="#222222" style:font-name="Arial" fo:font-size="12pt" fo:letter-spacing="normal" fo:language="pt" fo:country="PT" fo:font-style="normal" fo:font-weight="normal" officeooo:rsid="002a1035" officeooo:paragraph-rsid="002f27a4"/>
    </style:style>
    <style:style style:name="P14" style:family="paragraph" style:parent-style-name="Standard">
      <style:text-properties fo:font-variant="normal" fo:text-transform="none" fo:color="#222222" style:font-name="Arial" fo:font-size="12pt" fo:letter-spacing="normal" fo:language="pt" fo:country="PT" fo:font-style="normal" fo:font-weight="normal" officeooo:rsid="002a1035" officeooo:paragraph-rsid="002a1035"/>
    </style:style>
    <style:style style:name="P15" style:family="paragraph" style:parent-style-name="Standard">
      <style:text-properties fo:font-variant="normal" fo:text-transform="none" fo:color="#222222" style:font-name="Arial" fo:font-size="12pt" fo:letter-spacing="normal" fo:language="pt" fo:country="PT" fo:font-style="normal" fo:font-weight="normal" officeooo:rsid="002a1035" officeooo:paragraph-rsid="00335e5e"/>
    </style:style>
    <style:style style:name="P16" style:family="paragraph" style:parent-style-name="Standard">
      <style:text-properties fo:font-variant="normal" fo:text-transform="none" fo:color="#222222" style:font-name="Arial" fo:font-size="12pt" fo:letter-spacing="normal" fo:language="pt" fo:country="PT" fo:font-style="normal" fo:font-weight="normal" officeooo:rsid="002cb7f1" officeooo:paragraph-rsid="002cb7f1"/>
    </style:style>
    <style:style style:name="P17" style:family="paragraph" style:parent-style-name="Standard">
      <style:text-properties fo:font-variant="normal" fo:text-transform="none" fo:color="#222222" style:font-name="Arial" fo:font-size="12pt" fo:letter-spacing="normal" fo:language="pt" fo:country="PT" fo:font-style="normal" fo:font-weight="normal" officeooo:rsid="002d4c0b" officeooo:paragraph-rsid="002d4c0b"/>
    </style:style>
    <style:style style:name="P18" style:family="paragraph" style:parent-style-name="Standard">
      <style:text-properties fo:font-variant="normal" fo:text-transform="none" fo:color="#222222" style:font-name="Arial" fo:font-size="12pt" fo:letter-spacing="normal" fo:language="pt" fo:country="PT" fo:font-style="normal" fo:font-weight="normal" officeooo:rsid="002d4c0b" officeooo:paragraph-rsid="00317155"/>
    </style:style>
    <style:style style:name="P19" style:family="paragraph" style:parent-style-name="Standard">
      <style:text-properties fo:font-variant="normal" fo:text-transform="none" fo:color="#222222" style:font-name="Arial" fo:font-size="12pt" fo:letter-spacing="normal" fo:language="pt" fo:country="PT" fo:font-style="normal" fo:font-weight="normal" officeooo:rsid="002d4c0b" officeooo:paragraph-rsid="00335e5e"/>
    </style:style>
    <style:style style:name="P20" style:family="paragraph" style:parent-style-name="Standard">
      <style:text-properties fo:font-variant="normal" fo:text-transform="none" fo:color="#222222" style:font-name="Arial" fo:font-size="12pt" fo:letter-spacing="normal" fo:language="pt" fo:country="PT" fo:font-style="normal" fo:font-weight="normal" officeooo:rsid="002faf89" officeooo:paragraph-rsid="002faf89"/>
    </style:style>
    <style:style style:name="P21" style:family="paragraph" style:parent-style-name="Standard">
      <style:text-properties fo:font-variant="normal" fo:text-transform="none" fo:color="#222222" style:font-name="Arial" fo:font-size="12pt" fo:letter-spacing="normal" fo:language="pt" fo:country="PT" fo:font-style="normal" fo:font-weight="normal" officeooo:rsid="00317155" officeooo:paragraph-rsid="00317155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222222" style:font-name="Arial" fo:font-size="12pt" fo:letter-spacing="normal" fo:language="pt" fo:country="PT" fo:font-style="normal" fo:font-weight="normal" officeooo:rsid="0037714c" officeooo:paragraph-rsid="0037714c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222222" style:font-name="Arial" fo:font-size="12pt" fo:letter-spacing="normal" fo:language="pt" fo:country="PT" fo:font-style="normal" fo:font-weight="normal" officeooo:rsid="00176eb3" officeooo:paragraph-rsid="004ac8ad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222222" style:font-name="Arial" fo:font-size="12pt" fo:letter-spacing="normal" fo:language="pt" fo:country="PT" fo:font-style="normal" fo:font-weight="normal" officeooo:rsid="004b6199" officeooo:paragraph-rsid="004cf98a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222222" style:font-name="Arial" fo:font-size="12pt" fo:letter-spacing="normal" fo:language="pt" fo:country="PT" fo:font-style="normal" fo:font-weight="normal" officeooo:rsid="004b6199" officeooo:paragraph-rsid="004b6199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222222" style:font-name="Arial" fo:font-size="12pt" fo:letter-spacing="normal" fo:language="pt" fo:country="PT" fo:font-style="normal" fo:font-weight="normal" officeooo:rsid="00154e02" officeooo:paragraph-rsid="00154e02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222222" style:font-name="Arial" fo:font-size="12pt" fo:letter-spacing="normal" fo:language="pt" fo:country="PT" fo:font-style="normal" fo:font-weight="normal" officeooo:rsid="004f9621" officeooo:paragraph-rsid="004f9621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222222" style:font-name="Arial" fo:font-size="12pt" fo:letter-spacing="normal" fo:language="pt" fo:country="PT" fo:font-style="normal" fo:font-weight="normal" officeooo:rsid="004df89c" officeooo:paragraph-rsid="001a1f05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222222" style:font-name="Arial1" fo:font-size="12pt" fo:letter-spacing="normal" fo:language="pt" fo:country="PT" fo:font-style="normal" fo:font-weight="normal" officeooo:rsid="001c12ad" officeooo:paragraph-rsid="004ac8ad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fo:color="#333333" style:font-name="Lato" fo:font-size="12pt" fo:letter-spacing="normal" fo:language="pt" fo:country="PT" fo:font-style="normal" fo:font-weight="normal" officeooo:rsid="0041d8f4" officeooo:paragraph-rsid="0043e8ee" style:font-size-asian="10.5pt" style:font-weight-asian="normal" style:font-size-complex="12pt" style:font-weight-complex="normal"/>
    </style:style>
    <style:style style:name="P31" style:family="paragraph" style:parent-style-name="Standard">
      <style:text-properties officeooo:rsid="002a1035" officeooo:paragraph-rsid="002a1035"/>
    </style:style>
    <style:style style:name="P32" style:family="paragraph" style:parent-style-name="Standard">
      <style:text-properties style:font-name="Arial1" fo:font-size="12pt" fo:language="pt" fo:country="PT" fo:font-weight="normal" officeooo:rsid="001835e7" officeooo:paragraph-rsid="00410237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1" fo:font-size="12pt" fo:language="pt" fo:country="PT" fo:font-weight="normal" officeooo:rsid="001835e7" officeooo:paragraph-rsid="00410237" style:font-size-asian="10.5pt" style:font-weight-asian="normal" style:font-size-complex="12pt" style:font-weight-complex="normal"/>
    </style:style>
    <style:style style:name="P34" style:family="paragraph" style:parent-style-name="Standard">
      <style:text-properties style:font-name="Arial1" fo:font-size="12pt" fo:language="pt" fo:country="PT" fo:font-weight="normal" officeooo:rsid="001835e7" officeooo:paragraph-rsid="0042b0cd" style:font-size-asian="10.5pt" style:font-weight-asian="normal" style:font-size-complex="12pt" style:font-weight-complex="normal"/>
    </style:style>
    <style:style style:name="P35" style:family="paragraph" style:parent-style-name="Standard">
      <style:text-properties style:font-name="Arial1" fo:font-size="12pt" fo:language="pt" fo:country="PT" fo:font-weight="normal" officeooo:rsid="001835e7" officeooo:paragraph-rsid="0043e8ee" style:font-size-asian="10.5pt" style:font-weight-asian="normal" style:font-size-complex="12pt" style:font-weight-complex="normal"/>
    </style:style>
    <style:style style:name="P36" style:family="paragraph" style:parent-style-name="Standard">
      <style:text-properties style:font-name="Arial1" fo:font-size="12pt" fo:language="pt" fo:country="PT" fo:font-weight="normal" officeooo:rsid="001835e7" officeooo:paragraph-rsid="0045d63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1" fo:font-size="12pt" fo:language="pt" fo:country="PT" fo:font-weight="normal" officeooo:rsid="0041d8f4" officeooo:paragraph-rsid="0041d8f4" style:font-size-asian="10.5pt" style:font-weight-asian="normal" style:font-size-complex="12pt" style:font-weight-complex="normal"/>
    </style:style>
    <style:style style:name="P38" style:family="paragraph" style:parent-style-name="Standard">
      <style:text-properties style:font-name="Arial1" fo:font-size="12pt" fo:language="pt" fo:country="PT" fo:font-weight="normal" officeooo:rsid="0041d8f4" officeooo:paragraph-rsid="0043e8ee" style:font-size-asian="10.5pt" style:font-weight-asian="normal" style:font-size-complex="12pt" style:font-weight-complex="normal"/>
    </style:style>
    <style:style style:name="P39" style:family="paragraph" style:parent-style-name="Standard">
      <style:text-properties style:font-name="Arial1" fo:font-size="12pt" fo:language="pt" fo:country="PT" fo:font-weight="normal" officeooo:rsid="001c12ad" officeooo:paragraph-rsid="00402599" style:font-size-asian="10.5pt" style:font-weight-asian="normal" style:font-size-complex="12pt" style:font-weight-complex="normal"/>
    </style:style>
    <style:style style:name="P40" style:family="paragraph" style:parent-style-name="Standard">
      <style:text-properties style:font-name="Arial1" fo:font-size="12pt" fo:language="pt" fo:country="PT" fo:font-weight="normal" officeooo:rsid="001c12ad" officeooo:paragraph-rsid="0041d8f4" style:font-size-asian="10.5pt" style:font-weight-asian="normal" style:font-size-complex="12pt" style:font-weight-complex="normal"/>
    </style:style>
    <style:style style:name="P41" style:family="paragraph" style:parent-style-name="Standard">
      <style:text-properties style:font-name="Arial1" fo:font-size="12pt" fo:language="pt" fo:country="PT" fo:font-weight="normal" officeooo:rsid="001c12ad" officeooo:paragraph-rsid="0011bb17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1" fo:font-size="12pt" fo:language="pt" fo:country="PT" fo:font-weight="normal" officeooo:rsid="001d917e" officeooo:paragraph-rsid="0042b0cd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style:font-name="Lato" fo:font-size="12pt" fo:letter-spacing="normal" fo:font-style="normal" fo:font-weight="bold"/>
    </style:style>
    <style:style style:name="P4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352b0a" officeooo:paragraph-rsid="003c6279"/>
    </style:style>
    <style:style style:name="P45" style:family="paragraph" style:parent-style-name="Standard">
      <style:paragraph-properties fo:margin-left="0cm" fo:margin-right="0cm" fo:orphans="2" fo:widows="2" fo:text-indent="0cm" style:auto-text-indent="false"/>
    </style:style>
    <style:style style:name="P46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154e02" officeooo:paragraph-rsid="0014ba10"/>
    </style:style>
    <style:style style:name="P47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154e02" officeooo:paragraph-rsid="003bf6d5"/>
    </style:style>
    <style:style style:name="P48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45e162" officeooo:paragraph-rsid="0045e162"/>
    </style:style>
    <style:style style:name="T1" style:family="text">
      <style:text-properties fo:font-variant="normal" fo:text-transform="none" fo:color="#222222" style:font-name="Arial" fo:font-size="12pt" fo:letter-spacing="normal" fo:language="pt" fo:country="PT" fo:font-style="normal" fo:font-weight="normal"/>
    </style:style>
    <style:style style:name="T2" style:family="text">
      <style:text-properties fo:font-variant="normal" fo:text-transform="none" fo:color="#222222" style:font-name="Arial" fo:font-size="12pt" fo:letter-spacing="normal" fo:language="pt" fo:country="PT" fo:font-style="normal" fo:font-weight="normal" officeooo:rsid="0011a9b5"/>
    </style:style>
    <style:style style:name="T3" style:family="text">
      <style:text-properties fo:font-variant="normal" fo:text-transform="none" fo:color="#222222" style:font-name="Arial" fo:font-size="12pt" fo:letter-spacing="normal" fo:language="pt" fo:country="PT" fo:font-style="normal" fo:font-weight="normal" officeooo:rsid="0039c707"/>
    </style:style>
    <style:style style:name="T4" style:family="text">
      <style:text-properties fo:font-variant="normal" fo:text-transform="none" fo:color="#737373" style:font-name="Lato" fo:font-size="9.75pt" fo:letter-spacing="normal" fo:font-style="normal" fo:font-weight="normal"/>
    </style:style>
    <style:style style:name="T5" style:family="text">
      <style:text-properties fo:font-variant="normal" fo:text-transform="none" fo:color="#8b8c2b" style:text-line-through-style="none" style:text-line-through-type="none" style:font-name="Lato" fo:font-size="9.75pt" fo:letter-spacing="normal" fo:font-style="normal" style:text-underline-style="none" fo:font-weight="normal" style:text-blinking="false" fo:background-color="#ffffff" loext:char-shading-value="0"/>
    </style:style>
    <style:style style:name="T6" style:family="text">
      <style:text-properties officeooo:rsid="00160d36"/>
    </style:style>
    <style:style style:name="T7" style:family="text">
      <style:text-properties officeooo:rsid="001966ec"/>
    </style:style>
    <style:style style:name="T8" style:family="text">
      <style:text-properties officeooo:rsid="001a1f05"/>
    </style:style>
    <style:style style:name="T9" style:family="text">
      <style:text-properties officeooo:rsid="0011a9b5"/>
    </style:style>
    <style:style style:name="T10" style:family="text">
      <style:text-properties officeooo:rsid="001f9f24"/>
    </style:style>
    <style:style style:name="T11" style:family="text">
      <style:text-properties officeooo:rsid="00233600"/>
    </style:style>
    <style:style style:name="T12" style:family="text">
      <style:text-properties officeooo:rsid="0024f806"/>
    </style:style>
    <style:style style:name="T13" style:family="text">
      <style:text-properties officeooo:rsid="0026bbfc"/>
    </style:style>
    <style:style style:name="T14" style:family="text">
      <style:text-properties officeooo:rsid="002f27a4"/>
    </style:style>
    <style:style style:name="T15" style:family="text">
      <style:text-properties officeooo:rsid="002f53ce"/>
    </style:style>
    <style:style style:name="T16" style:family="text">
      <style:text-properties officeooo:rsid="00335e5e"/>
    </style:style>
    <style:style style:name="T17" style:family="text">
      <style:text-properties officeooo:rsid="00352b0a"/>
    </style:style>
    <style:style style:name="T18" style:family="text">
      <style:text-properties officeooo:rsid="0036d913"/>
    </style:style>
    <style:style style:name="T19" style:family="text">
      <style:text-properties officeooo:rsid="00394070"/>
    </style:style>
    <style:style style:name="T20" style:family="text">
      <style:text-properties officeooo:rsid="0039c707"/>
    </style:style>
    <style:style style:name="T21" style:family="text">
      <style:text-properties officeooo:rsid="003bf6d5"/>
    </style:style>
    <style:style style:name="T22" style:family="text">
      <style:text-properties officeooo:rsid="00410237"/>
    </style:style>
    <style:style style:name="T23" style:family="text">
      <style:text-properties officeooo:rsid="00375772"/>
    </style:style>
    <style:style style:name="T24" style:family="text">
      <style:text-properties officeooo:rsid="0041d8f4"/>
    </style:style>
    <style:style style:name="T25" style:family="text">
      <style:text-properties officeooo:rsid="001c12ad"/>
    </style:style>
    <style:style style:name="T26" style:family="text">
      <style:text-properties officeooo:rsid="0042b0cd"/>
    </style:style>
    <style:style style:name="T27" style:family="text">
      <style:text-properties officeooo:rsid="001835e7"/>
    </style:style>
    <style:style style:name="T28" style:family="text">
      <style:text-properties officeooo:rsid="0045d63c"/>
    </style:style>
    <style:style style:name="T29" style:family="text">
      <style:text-properties officeooo:rsid="00513b3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Resumo</text:p>
      <text:p text:style-name="P1"/>
      <text:p text:style-name="P46"><text:span text:style-name="T21">Este é u</text:span>m <text:span text:style-name="T20">projecto</text:span> de carisma agrícola que pretende dar automatismo à produção de alimentos. <text:s/><text:span text:style-name="T21">Faz o </text:span>cultivo <text:span text:style-name="T21">e</text:span> produz uma mistura de soja com batata doce que em si é um produto nutricional bastante completo, <text:span text:style-name="T21">de forma totalmente ecológica.</text:span></text:p>
      <text:p text:style-name="P48">É um projecto de carisma agrícola que vai dar automatismo à produção de alimentos. <text:s/>Cultiva e produz <text:s/>mistura de soja e batata doce, para fins humanitários</text:p>
      <text:p text:style-name="P47"><text:span text:style-name="T12">Este é</text:span> um <text:span text:style-name="T20">projecto</text:span> de carisma agrícola que pretende dar automatismo à produção de alimentos. <text:span text:style-name="T12">Tem</text:span> como viabilidade o facto de ser uma unidade de produção automatizada sem custos de manutenção após <text:span text:style-name="T20">construída.</text:span> <text:span text:style-name="T12">É </text:span>totalmente ecológica e serve-se dos recursos naturais para funcionar em pleno. Alem de fazer o cultivo, produz uma mistura de soja com batata doce que em si é um produto nutricional bastante completo.</text:p>
      <text:p text:style-name="P43">Sobre a campanha</text:p>
      <text:p text:style-name="P26">Esta campanha é para angariar fundos para a construção d<text:span text:style-name="T8">e um</text:span> protótipo <text:span text:style-name="T6">de cultivo de batata doce e soja. E</text:span>ste completamente funcional, ficará pronto para colocar na rua, a produzir <text:span text:style-name="T20">directamente</text:span> para o consumidor.</text:p>
      <text:p text:style-name="P27">Os consumidores são todas as pessoas que conhecem o valor nutricional deste produto, e serão sensibilizadas com informação na máquina que os lucros vão reverter para ajuda humanitária.</text:p>
      <text:p text:style-name="P27">A venda é directa ao publico através de um terminal automático.</text:p>
      <text:p text:style-name="P27"/>
      <text:p text:style-name="P9">Cada dose <text:span text:style-name="T7">da máquina </text:span>custará 1 euro, sendo que vai produzir mais de 50 doses <text:span text:style-name="T20">diariamente.</text:span></text:p>
      <text:p text:style-name="P11">Com os lucros deste protótipo, pretende-se construir mais máquinas semelhantes.</text:p>
      <text:p text:style-name="P9">Estima-se que em 300 dias se consiga dinheiro suficiente para produzir outra.</text:p>
      <text:p text:style-name="P11">As replicas terão um custo mais reduzido, visto que não se precisa fazer os calculos novamente, são cópias do protótipo.</text:p>
      <text:p text:style-name="P12">Pretende-se que após algumas costru<text:span text:style-name="T20">i</text:span>das a lucrar, se possam levar outras para locais onde são mais necessárias, sem ser preciso pagar.</text:p>
      <text:p text:style-name="P8"><text:span text:style-name="T9">Todo o projecto está online e é constantemente actualizado em </text:span><text:a xlink:type="simple" xlink:href="http://www.missionsave.altervista.org/" text:style-name="Internet_20_link" text:visited-style-name="Visited_20_Internet_20_Link">www.missionsave.altervista.org</text:a><text:span text:style-name="T9">.</text:span></text:p>
      <text:p text:style-name="P8"/>
      <text:p text:style-name="P10"><text:span text:style-name="T10">Esta máquina</text:span> pode ser útil em qualquer parte do mundo, desde para pessoas carenciadas, por qualquer motivo social, até pessoas com poder de compra, para que, com um preço simbólico l<text:span text:style-name="T11">e</text:span>v<text:span text:style-name="T11">e</text:span>-se a fazer da maquina ainda mais auto-suficiente. Espalhadas em sítios estratégicos para que se combata a fome no mundo de forma socialmente global, ou seja,a importância de sermos humanos.</text:p>
      <text:p text:style-name="P28"><text:s/></text:p>
      <text:p text:style-name="P25"/>
      <text:p text:style-name="P10"/>
      <text:p text:style-name="Standard"/>
      <text:p text:style-name="P45"><text:span text:style-name="T4">Descrição sucinta, clara e concreta da campanha. (Mínimo 500 caracteres, Máximo 3000). </text:span><text:a xlink:type="simple" xlink:href="http://ppl.com.pt/recursos#desc" office:target-frame-name="pplhelp" xlink:show="replace" text:style-name="Internet_20_link" text:visited-style-name="Visited_20_Internet_20_Link"><text:span text:style-name="T5">Ajuda</text:span></text:a><text:line-break/><text:span text:style-name="T4">Pode adicionar vídeos adicionais alojados no youtube, escrevendo [YOUTUBE:id], onde id é o código do vídeo (ex.: [YOUTUBE:EUxrXaJIB6w]).</text:span></text:p>
      <text:p text:style-name="P43">Sobre o promotor</text:p>
      <text:p text:style-name="P44">Daniel Santos – Autor do projecto</text:p>
      <text:p text:style-name="P6"><text:soft-page-break/>Te<text:span text:style-name="T28">m</text:span> experiência em desenhos de construções mecânicas, <text:span text:style-name="T17">nomeadamente trabalhou numa industria de veículos pesados com a função de desenho técnico para a preparação de semi-reboques e outro material pesado, o que faz ser credível a realização deste projecto através da sua experiência adquirida nesta e noutras áreas, nomeadamente tem também e</text:span>xperiência <text:span text:style-name="T18">em</text:span> progr<text:span text:style-name="T19">a</text:span>mação informática e administração geral de industria.</text:p>
      <text:p text:style-name="P22"/>
      <text:p text:style-name="P22">Sendo que é também <text:span text:style-name="T20">necessário</text:span> o apoio de especialistas nas <text:span text:style-name="T20">áreas</text:span> de biologia, agricultura e de apoio para o desenho <text:span text:style-name="T20">técnico.</text:span> Além disso domin<text:span text:style-name="T28">a</text:span> as <text:span text:style-name="T20">áreas</text:span> de programação c++, assembler, necessários para programar a <text:span text:style-name="T20">inteligência</text:span> artificial do drone para <text:span text:style-name="T20">funções</text:span> especificas <text:span text:style-name="T20">necessárias</text:span> para a maquina.</text:p>
      <text:p text:style-name="P22"/>
      <text:p text:style-name="P5"><text:span text:style-name="T28">Tem</text:span> varias formações <text:span text:style-name="T13">necessárias ao teor do projecto</text:span>, incluindo técnica em painéis solares <text:span text:style-name="T18">e outras em conformidade com o projecto.</text:span></text:p>
      <text:p text:style-name="P4"/>
      <text:p text:style-name="Standard"/>
      <text:p text:style-name="P43">Orçamento e prazos</text:p>
      <text:p text:style-name="P39">Esta campanha é para suportar parcialmente este projecto.</text:p>
      <text:p text:style-name="P39">No entanto, quando ficar concluída, as recompensas de cartões promocionais só vão ficar disponíveis quando <text:s/>o protótipo estiver na rua.</text:p>
      <text:p text:style-name="P39">Existem outros fundos a ajudarem este projecto.</text:p>
      <text:p text:style-name="P41"/>
      <text:p text:style-name="P29">Cada dose da máquina custará 1 euro.</text:p>
      <text:p text:style-name="P24">A maquina faz a venda directamente ao publico por meio de um terminal automático <text:span text:style-name="T29">embutido </text:span>na própria, com pagamento por multibanco e reconhecimento de cartões promocionais. <text:span text:style-name="T29">O terminal multibanco será negociado com o banco.</text:span></text:p>
      <text:p text:style-name="P23"/>
      <text:p text:style-name="P40">Custos:</text:p>
      <text:p text:style-name="P40"/>
      <text:p text:style-name="P32">2000€ →<text:span text:style-name="T24"> </text:span>estrutura</text:p>
      <text:p text:style-name="P33"><text:span text:style-name="T22">1500€ → </text:span>montagem da cablagem com os <text:span text:style-name="T23">respectivos</text:span> leds e o sistema controlador, este que vai ser depois controlado pelo sistema de GPS que controla o posicionamento dos painéis solares.</text:p>
      <text:p text:style-name="P37">2000€ → D<text:span text:style-name="T25">rone preparado para fazer o cultivo da batata doce e soja, tendo em conta todos os movimentos necessários também para a área de cozimento da batata doce com soja.</text:span></text:p>
      <text:p text:style-name="P42"><text:span text:style-name="T26">1500€ → S</text:span>istema que vai fazer o batido de batata doce, <text:span text:style-name="T23">respectivamente</text:span> o local onde vão <text:span text:style-name="T27">ser demolhadas e preparadas, a panela e o sistema de auto-lavagem.</text:span></text:p>
      <text:p text:style-name="P34">5000€ → Painéis solares</text:p>
      <text:p text:style-name="P35">2000€ → Acrílicos.</text:p>
      <text:p text:style-name="P38"/>
      <text:p text:style-name="P30">Taxas de 5% da PPL, mais IVA</text:p>
      <text:p text:style-name="P38"/>
      <text:p text:style-name="P36">Todo o protótipo demorará aproximadamente 20 meses <text:span text:style-name="T28">a ser </text:span>construído. </text:p>
      <text:p text:style-name="P2"/>
      <text:p text:style-name="P43">Plano de divulgação</text:p>
      <text:p text:style-name="P3"><text:span text:style-name="T2">Todo o </text:span><text:span text:style-name="T3">projecto</text:span><text:span text:style-name="T2"> está online e é constantemente </text:span><text:span text:style-name="T3">actualizado</text:span><text:span text:style-name="T2"> em </text:span><text:a xlink:type="simple" xlink:href="http://www.missionsave.altervista.org/" text:style-name="Internet_20_link" text:visited-style-name="Visited_20_Internet_20_Link">www.missionsave.altervista.org</text:a><text:span text:style-name="T2">.</text:span></text:p>
      <text:p text:style-name="P5">Grande parte da divulgação será feita com a presença da máquina onde for colocada.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>http://ppl.com.pt/pt/user/project/add</text:p>
      <text:p text:style-name="P7">Recompensas</text:p>
      <text:p text:style-name="P7"/>
      <text:p text:style-name="P31"><text:span text:style-name="T2">1</text:span><text:span text:style-name="T1">0€</text:span></text:p>
      <text:p text:style-name="P14">agradecimento e nome na lista de apoiantes na página do projecto.</text:p>
      <text:p text:style-name="P13"/>
      <text:p text:style-name="P21">50€</text:p>
      <text:p text:style-name="P18">t-shirt do projecto + agradecimento e nome na lista de apoios na página do projecto.</text:p>
      <text:p text:style-name="P13"/>
      <text:p text:style-name="P13">1<text:span text:style-name="T16">5</text:span>0€</text:p>
      <text:p text:style-name="P19">Cartão promocional com direito a 100 doses <text:span text:style-name="T16">da maquina + </text:span>t-shirt do projecto + agradecimento e nome na lista de apoios na página do projecto.</text:p>
      <text:p text:style-name="P15"/>
      <text:p text:style-name="P15"><text:span text:style-name="T16">3</text:span>0<text:span text:style-name="T14">0</text:span>€</text:p>
      <text:p text:style-name="P19">Cartão promocional com direito a <text:span text:style-name="T16">2</text:span>00 doses <text:span text:style-name="T16">da maquina + </text:span>t-shirt do projecto + agradecimento e nome na lista de apoios na página do projecto.</text:p>
      <text:p text:style-name="P15"/>
      <text:p text:style-name="P15"><text:span text:style-name="T16">10</text:span>0<text:span text:style-name="T14">0</text:span>€</text:p>
      <text:p text:style-name="P19">Cartão promocional com direito a <text:span text:style-name="T16">1000</text:span> doses <text:span text:style-name="T16">da maquina + </text:span>t-shirt do projecto + agradecimento e nome na lista de apoios na página do projecto.</text:p>
      <text:p text:style-name="P7"/>
      <text:p text:style-name="P7"/>
      <text:p text:style-name="P16">O leitor de impressão digital, tem também a funcionalidade de ler cartoes enumerados por nós criados, facilitando assim códigos promocionais.</text:p>
      <text:p text:style-name="P16"/>
      <text:p text:style-name="P20">Maquinas humanitárias:</text:p>
      <text:p text:style-name="P17">As maquinas em <text:span text:style-name="T21">sítios</text:span> remotos, não contêm pagamento por multibanco, só <text:span text:style-name="T15">vão ter </text:span>as leituras de impressão digital para controlar a quantidade de doses por pessoa.</text:p>
      <text:p text:style-name="P17"/>
      <text:p text:style-name="P20">Maquinas lucrativas:</text:p>
      <text:p text:style-name="P17">As maquinas que vão lucrar em <text:span text:style-name="T21">sítios</text:span> urbanos contêm pagamento por visa debit. Contêm também leitor de cartões enumerados.</text:p>
      <text:p text:style-name="P17"/>
      <text:p text:style-name="P17"/>
      <text:p text:style-name="P17">cartoes promocionais com <text:span text:style-name="T14">n</text:span> doses que se vao descontando enquanto se vai consumindo.</text:p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, 'Trebuchet MS', 'Lucida Grande', 'Lucida Sans Unicode', Verdana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FZSongS-Extended" style:font-family-asian="FZSongS-Extended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13:35:55.026673072</meta:creation-date>
    <dc:date>2016-10-27T19:34:01.672533379</dc:date>
    <meta:editing-duration>P1DT9H8M57S</meta:editing-duration>
    <meta:editing-cycles>42</meta:editing-cycles>
    <meta:generator>LibreOffice/5.1.4.2$Linux_X86_64 LibreOffice_project/10m0$Build-2</meta:generator>
    <meta:document-statistic meta:table-count="0" meta:image-count="0" meta:object-count="0" meta:page-count="3" meta:paragraph-count="58" meta:word-count="936" meta:character-count="5933" meta:non-whitespace-character-count="5047"/>
  </office:meta>
</office:document-meta>
</file>